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bottom" draw:auto-grow-height="false" fo:min-height="0cm" fo:min-width="0cm" fo:wrap-option="no-wrap"/>
    </style:style>
    <style:style style:name="gr2" style:family="graphic" style:parent-style-name="standard">
      <style:graphic-properties draw:textarea-horizontal-align="justify"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paragraph-properties style:writing-mode="tb-rl"/>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fo:min-height="2.55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marker-start="Arrow" draw:marker-start-width="0.3cm" draw:marker-end="Circle" draw:marker-end-width="0.3cm" draw:textarea-vertical-align="middle"/>
    </style:style>
    <style:style style:name="P1" style:family="paragraph">
      <style:paragraph-properties fo:text-align="center"/>
    </style:style>
    <style:style style:name="P2" style:family="paragraph">
      <style:paragraph-properties fo:text-align="center" style:writing-mode="tb-rl"/>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2pt" style:font-size-asian="12pt" style:font-size-complex="12pt"/>
    </style:style>
    <style:style style:name="T4" style:family="text">
      <style:text-properties fo:font-family="'DejaVu Sans Mono'" style:font-style-name="Book" style:font-family-generic="modern" style:font-pitch="fixe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6.2cm" svg:x="8.4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6.5cm" svg:height="10.6cm" svg:x="22.1cm" svg:y="4.9cm">
          <text:p text:style-name="P1">LAN Dista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6.6cm" svg:height="10.5cm" svg:x="1.4cm" svg:y="4.6cm">
          <text:p text:style-name="P1">Machine locale</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1" draw:layer="layout" svg:width="13.2cm" svg:height="7.6cm" svg:x="8.5cm" svg:y="6cm">
          <text:p text:style-name="P1">Tunnel SS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xml:id="id1" draw:id="id1" draw:layer="layout" svg:width="1.3cm" svg:height="7.08cm" svg:x="21.819cm" svg:y="6.72cm">
          <text:p text:style-name="P2">Serveur SSH</text:p>
          <draw:enhanced-geometry svg:viewBox="0 0 21600 21600" draw:glue-points="10800 0 0 10800 10800 21600 21600 10800" draw:type="flowchart-process" draw:enhanced-path="M 0 0 L 21600 0 21600 21600 0 21600 0 0 Z N"/>
        </draw:custom-shape>
        <draw:custom-shape draw:style-name="gr3" draw:text-style-name="P3" xml:id="id3" draw:id="id3" draw:layer="layout" svg:width="2.7cm" svg:height="1.5cm" svg:x="2.1cm" svg:y="7.8cm">
          <text:p text:style-name="P1"><text:span text:style-name="T1">Client B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2" draw:id="id2" draw:layer="layout" svg:width="3.2cm" svg:height="1.8cm" svg:x="23.9cm" svg:y="7.1cm">
          <text:p text:style-name="P1"><text:span text:style-name="T1">Serveur BDD</text:span></text:p>
          <text:p text:style-name="P1"><text:span text:style-name="T1">192.168.0.2 :54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22.469cm" svg:y1="6.72cm" svg:x2="25.5cm" svg:y2="7.1cm" draw:start-shape="id1" draw:start-glue-point="4" draw:end-shape="id2" svg:d="m22469 6720v-501h3031v881">
          <text:p/>
        </draw:connector>
        <draw:custom-shape draw:style-name="gr3" draw:text-style-name="P3" xml:id="id6" draw:id="id6" draw:layer="layout" svg:width="3cm" svg:height="1.8cm" svg:x="24.2cm" svg:y="13.1cm">
          <text:p text:style-name="P1"><text:span text:style-name="T1">Serveur IMAP</text:span></text:p>
          <text:p text:style-name="P1"><text:span text:style-name="T1">192.168.0.3 :99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standard" draw:layer="layout" svg:x1="4.8cm" svg:y1="8.55cm" svg:x2="7.55cm" svg:y2="6.5cm" draw:start-shape="id3" draw:start-glue-point="1" draw:end-shape="id4" draw:end-glue-point="0" svg:d="m4800 8550h951v-2551h1799v501">
          <text:p/>
        </draw:connector>
        <draw:custom-shape draw:style-name="gr3" draw:text-style-name="P3" xml:id="id5" draw:id="id5" draw:layer="layout" svg:width="2.7cm" svg:height="1.5cm" svg:x="2cm" svg:y="13.1cm">
          <text:p text:style-name="P1"><text:span text:style-name="T1">Client E-m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4.7cm" svg:y1="13.85cm" svg:x2="7.55cm" svg:y2="13.1cm" draw:start-shape="id5" draw:start-glue-point="1" draw:end-shape="id4" draw:end-glue-point="2" svg:d="m4700 13850h2850v-750">
          <text:p/>
        </draw:connector>
        <draw:custom-shape draw:style-name="gr4" draw:text-style-name="P2" xml:id="id4" draw:id="id4" draw:layer="layout" svg:width="1.7cm" svg:height="6.6cm" svg:x="6.7cm" svg:y="6.5cm">
          <text:p text:style-name="P2">Client SSH</text:p>
          <draw:enhanced-geometry svg:viewBox="0 0 21600 21600" draw:type="rectangle" draw:enhanced-path="M 0 0 L 21600 0 21600 21600 0 21600 0 0 Z N"/>
        </draw:custom-shape>
        <draw:connector draw:style-name="gr5" draw:text-style-name="P1" draw:layer="layout" svg:x1="22.469cm" svg:y1="13.8cm" svg:x2="25.7cm" svg:y2="13.1cm" draw:start-shape="id1" draw:start-glue-point="6" draw:end-shape="id6" draw:end-glue-point="0" svg:d="m22469 13800v502h1191v-1703h2040v501">
          <text:p/>
        </draw:connector>
        <draw:frame draw:style-name="gr6" draw:text-style-name="P1" draw:layer="layout" svg:width="20.1cm" svg:height="2.8cm" svg:x="5.3cm" svg:y="17.2cm">
          <draw:text-box>
            <text:p text:style-name="P1"><text:span text:style-name="T2">Exemple de Local port forwarding</text:span></text:p>
            <text:p><text:span text:style-name="T3"/></text:p>
            <text:p><text:span text:style-name="T3">Résultat de la commande suivante lancée depuis le client :</text:span></text:p>
            <text:p><text:span text:style-name="T4">ssh -L 15432:192.168.0.2:5432 -L 1993:192.168.0.3:993 &lt;hostnameServeurSSH&gt;</text:span></text:p>
          </draw:text-box>
        </draw:frame>
        <draw:custom-shape draw:style-name="gr7" draw:text-style-name="P3" draw:layer="layout" svg:width="2.6cm" svg:height="0.8cm" svg:x="7.9cm" svg:y="4.5cm">
          <text:p text:style-name="P1"><text:span text:style-name="T1">Port 15432</text:span></text:p>
          <draw:enhanced-geometry svg:viewBox="0 0 21600 21600" draw:text-areas="800 800 20800 20800" draw:type="round-rectangular-callout" draw:modifiers="-2798.61591695502 53770.7865168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1.6cm" svg:height="1cm" svg:x="18.4cm" svg:y="9cm">
          <text:p text:style-name="P1"><text:span text:style-name="T1">Port 22</text:span></text:p>
          <draw:enhanced-geometry svg:viewBox="0 0 21600 21600" draw:text-areas="800 800 20800 20800" draw:type="round-rectangular-callout" draw:modifiers="44171.3928794503 16291.7082917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8" draw:text-style-name="P1" draw:layer="layout" svg:width="12.249cm" svg:height="5.318cm" draw:transform="skewX (-5.71734029867806E-017) rotate (-2.75220969746986) translate (21.7cm 9.8cm)" svg:viewBox="0 0 12250 5319" draw:points="0,0 1966,2320 9275,5319 12250,4918">
          <text:p/>
        </draw:polyline>
        <draw:polyline draw:style-name="gr8" draw:text-style-name="P1" draw:layer="layout" svg:width="13.054cm" svg:height="3.035cm" draw:transform="rotate (2.99323966717027) translate (21.2513211902639cm 12.8021800167665cm)" svg:viewBox="0 0 13055 3036" draw:points="0,3036 2350,1168 10163,0 13055,1084">
          <text:p/>
        </draw:polyline>
        <draw:custom-shape draw:style-name="gr7" draw:text-style-name="P3" draw:layer="layout" svg:width="2.6cm" svg:height="0.8cm" svg:x="8.2cm" svg:y="13.7cm">
          <text:p text:style-name="P1"><text:span text:style-name="T1">Port 1993</text:span></text:p>
          <draw:enhanced-geometry svg:viewBox="0 0 21600 21600" draw:text-areas="800 800 20800 20800" draw:type="round-rectangular-callout" draw:modifiers="-5289.96539792388 -14858.4269662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5T14:40:54.26</meta:creation-date>
    <dc:date>2012-12-05T16:06:41.18</dc:date>
    <meta:editing-duration>PT1H8M2S</meta:editing-duration>
    <meta:editing-cycles>8</meta:editing-cycles>
    <meta:generator>LibreOffice/3.6$Windows_x86 LibreOffice_project/da8c1e6-fd468f4-454e206-f42a4a9-143cfd</meta:generator>
    <meta:document-statistic meta:object-count="20"/>
  </office:meta>
</office:document-meta>
</file>